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3849" officeooo:paragraph-rsid="001c3849"/>
    </style:style>
    <style:style style:name="P2" style:family="paragraph" style:parent-style-name="Standard">
      <style:text-properties fo:font-weight="bold" officeooo:rsid="001c3849" officeooo:paragraph-rsid="001c3849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bold" officeooo:rsid="001c3849" officeooo:paragraph-rsid="001c3849" style:font-weight-asian="bold" style:font-weight-complex="bold"/>
    </style:style>
    <style:style style:name="P4" style:family="paragraph" style:parent-style-name="Standard">
      <style:text-properties fo:font-weight="normal" officeooo:rsid="001c3849" officeooo:paragraph-rsid="001c3849" style:font-weight-asian="normal" style:font-weight-complex="normal"/>
    </style:style>
    <style:style style:name="P5" style:family="paragraph" style:parent-style-name="Standard">
      <style:text-properties officeooo:paragraph-rsid="001c3849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 fo:break-before="pag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1c3849" officeooo:paragraph-rsid="001c3849" style:font-weight-asian="bold" style:font-weight-complex="bold"/>
    </style:style>
    <style:style style:name="P9" style:family="paragraph" style:parent-style-name="Text_20_body">
      <style:text-properties fo:font-weight="bold" officeooo:rsid="001c3849" officeooo:paragraph-rsid="001c3849" style:font-weight-asian="bold" style:font-weight-complex="bold"/>
    </style:style>
    <style:style style:name="P10" style:family="paragraph" style:parent-style-name="Text_20_body" style:list-style-name="L2">
      <style:text-properties fo:font-weight="bold" officeooo:rsid="001c3849" officeooo:paragraph-rsid="001c3849" style:font-weight-asian="bold" style:font-weight-complex="bold"/>
    </style:style>
    <style:style style:name="P11" style:family="paragraph" style:parent-style-name="Text_20_body">
      <style:text-properties officeooo:rsid="001c3849" officeooo:paragraph-rsid="001c3849"/>
    </style:style>
    <style:style style:name="P12" style:family="paragraph" style:parent-style-name="Text_20_body" style:list-style-name="L1">
      <style:text-properties officeooo:rsid="001c3849" officeooo:paragraph-rsid="001c3849"/>
    </style:style>
    <style:style style:name="P13" style:family="paragraph" style:parent-style-name="Text_20_body" style:list-style-name="L1">
      <style:text-properties officeooo:paragraph-rsid="001c3849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weight="normal" officeooo:rsid="001c384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3849" style:font-weight-asian="normal" style:font-weight-complex="normal"/>
    </style:style>
    <style:style style:name="T3" style:family="text">
      <style:text-properties fo:color="#0000cd" loext:opacity="100%"/>
    </style:style>
    <style:style style:name="T4" style:family="text">
      <style:text-properties fo:color="#0000cd" loext:opacity="100%" fo:font-weight="normal" style:font-weight-asian="normal" style:font-weight-complex="normal"/>
    </style:style>
    <style:style style:name="T5" style:family="text">
      <style:text-properties fo:color="#0000cd" loext:opacity="100%" fo:font-weight="normal" officeooo:rsid="001c3849" style:font-weight-asian="normal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a52a2a" loext:opacity="100%"/>
    </style:style>
    <style:style style:name="T9" style:family="text">
      <style:text-properties fo:color="#a52a2a" loext:opacity="100%"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L TAG &lt;SCRIPT&gt;</text:p>
      <text:p text:style-name="P2"><text:span text:style-name="T1"/></text:p>
      <text:p text:style-name="P2"><text:span text:style-name="T1">en HTML, el código JavaScript se inserta entre etiquetas &lt;script&gt;&lt;/script&gt;</text:span></text:p>
      <text:p text:style-name="P2"><text:span text:style-name="T1"/></text:p>
      <text:p text:style-name="P2"><text:span text:style-name="T4">&lt;</text:span><text:span text:style-name="T1">script</text:span><text:span text:style-name="T4">&gt;</text:span><text:span text:style-name="T1"><text:line-break/>document.</text:span><text:span text:style-name="T7">getElementById</text:span><text:span text:style-name="T1">(</text:span><text:span text:style-name="T9">"demo"</text:span><text:span text:style-name="T1">).</text:span><text:span text:style-name="T7">innerHTML</text:span><text:span text:style-name="T1"> = </text:span><text:span text:style-name="T9">"My First JavaScript"</text:span><text:span text:style-name="T1">;<text:line-break/></text:span><text:span text:style-name="T4">&lt;</text:span><text:span text:style-name="T1">/script</text:span><text:span text:style-name="T4">&gt;</text:span></text:p>
      <text:p text:style-name="P2"><text:span text:style-name="T4"/></text:p>
      <text:p text:style-name="P2"><text:span text:style-name="T4"/></text:p>
      <text:p text:style-name="P2">FUNCIONES Y EVENTOS EN JAVASCRIPT</text:p>
      <text:p text:style-name="P2"><text:span text:style-name="T1"/></text:p>
      <text:p text:style-name="P2"><text:span text:style-name="T1">Una función es un bloque de código que puede ser ejecutada cuando se la llama.</text:span></text:p>
      <text:p text:style-name="P2"><text:span text:style-name="T1">Por ejemplo, una función que ocurre cuando sucede un </text:span><text:span text:style-name="T10">evento</text:span><text:span text:style-name="T12">, como cuando el usuario pulsa un botón.</text:span></text:p>
      <text:p text:style-name="P2"><text:span text:style-name="T12"/></text:p>
      <text:p text:style-name="P5"><text:span text:style-name="T13">JAVASCRIPT EN &lt;HEAD&gt; o &lt;BODY&gt;</text:span><text:span text:style-name="T11"> </text:span></text:p>
      <text:p text:style-name="P4"><text:line-break/>Podemos colocar scripts en &lt;head&gt;, en &lt;body&gt;, o en ambos.<text:line-break/><text:line-break/><text:line-break/></text:p>
      <text:p text:style-name="P5"><text:span text:style-name="T13">JAVASCRIPT EN &lt;HEAD&gt; </text:span></text:p>
      <text:p text:style-name="P4"/>
      <text:p text:style-name="P4">En este ejemplo, las funciones JavaScript se colocan en el &lt;head&gt; de la página HTML.</text:p>
      <text:p text:style-name="P4">La función es llamada cuando hacemos click en un botón.</text:p>
      <text:p text:style-name="P4"/>
      <text:p text:style-name="P4">Ejemplo:</text:p>
      <text:p text:style-name="P4"/>
      <text:p text:style-name="P4"><text:span text:style-name="T3">&lt;</text:span>!DOCTYPE<text:span text:style-name="T14"> html</text:span><text:span text:style-name="T3">&gt;</text:span><text:line-break/><text:span text:style-name="T3">&lt;</text:span>html<text:span text:style-name="T3">&gt;</text:span><text:line-break/><text:span text:style-name="T3">&lt;</text:span>head<text:span text:style-name="T3">&gt;</text:span><text:line-break/><text:span text:style-name="T3">&lt;</text:span>script<text:span text:style-name="T3">&gt;</text:span><text:line-break/><text:span text:style-name="T3">function</text:span> myFunction() {<text:line-break/>  document.<text:span text:style-name="T6">getElementById</text:span>(<text:span text:style-name="T8">"demo"</text:span>).<text:span text:style-name="T6">innerHTML</text:span> = <text:span text:style-name="T8">"Paragraph changed."</text:span>;<text:line-break/>}<text:line-break/><text:span text:style-name="T3">&lt;</text:span>/script<text:span text:style-name="T3">&gt;</text:span><text:line-break/><text:span text:style-name="T3">&lt;</text:span>/head<text:span text:style-name="T3">&gt;</text:span><text:line-break/><text:span text:style-name="T3">&lt;</text:span>body<text:span text:style-name="T3">&gt;</text:span></text:p>
      <text:p text:style-name="P6"><text:span text:style-name="T3">&lt;</text:span><text:span text:style-name="T8">h2</text:span><text:span text:style-name="T3">&gt;</text:span>Demo JavaScript in Head<text:span text:style-name="T3">&lt;</text:span><text:span text:style-name="T8">/h2</text:span><text:span text:style-name="T3">&gt;</text:span><text:line-break/><text:line-break/><text:span text:style-name="T3">&lt;</text:span><text:span text:style-name="T8">p</text:span><text:span text:style-name="T14"> id</text:span><text:span text:style-name="T3">="demo"&gt;</text:span>A Paragraph<text:span text:style-name="T3">&lt;</text:span><text:span text:style-name="T8">/p</text:span><text:span text:style-name="T3">&gt;</text:span><text:line-break/><text:span text:style-name="T3">&lt;</text:span><text:span text:style-name="T8">button</text:span><text:span text:style-name="T14"> type</text:span><text:span text:style-name="T3">="button"</text:span><text:span text:style-name="T14"> onclick</text:span><text:span text:style-name="T3">="myFunction()"&gt;</text:span>Try it<text:span text:style-name="T3">&lt;</text:span><text:span text:style-name="T8">/button</text:span><text:span text:style-name="T3">&gt;</text:span></text:p>
      <text:p text:style-name="P6"><text:span text:style-name="T3">&lt;</text:span><text:span text:style-name="T8">/body</text:span><text:span text:style-name="T3">&gt;</text:span><text:line-break/><text:span text:style-name="T3">&lt;</text:span><text:span text:style-name="T8">/html</text:span><text:span text:style-name="T3">&gt;</text:span></text:p>
      <text:p text:style-name="P7"><text:span text:style-name="T3"/></text:p>
      <text:p text:style-name="P8">&lt;JAVASCRIPT en BODY&gt;</text:p>
      <text:p text:style-name="P3"><text:span text:style-name="T3">&lt;</text:span>!DOCTYPE<text:span text:style-name="T14"> html</text:span><text:span text:style-name="T3">&gt;</text:span><text:line-break/><text:span text:style-name="T3">&lt;</text:span>html<text:span text:style-name="T3">&gt;</text:span><text:line-break/><text:span text:style-name="T3">&lt;</text:span>head<text:span text:style-name="T3">&gt;</text:span><text:line-break/><text:span text:style-name="T3">&lt;</text:span>script<text:span text:style-name="T3">&gt;</text:span><text:line-break/><text:span text:style-name="T3">function</text:span> myFunction() {<text:line-break/>  document.<text:span text:style-name="T6">getElementById</text:span>(<text:span text:style-name="T8">"demo"</text:span>).<text:span text:style-name="T6">innerHTML</text:span> = <text:span text:style-name="T8">"Paragraph changed."</text:span>;<text:line-break/>}<text:line-break/><text:span text:style-name="T3">&lt;</text:span>/script<text:span text:style-name="T3">&gt;</text:span><text:line-break/><text:span text:style-name="T3">&lt;</text:span>/head<text:span text:style-name="T3">&gt;</text:span><text:line-break/><text:span text:style-name="T3">&lt;</text:span>body<text:span text:style-name="T3">&gt;</text:span></text:p>
      <text:p text:style-name="P6"><text:span text:style-name="T3">&lt;</text:span><text:span text:style-name="T8">h2</text:span><text:span text:style-name="T3">&gt;</text:span>Demo JavaScript in Head<text:span text:style-name="T3">&lt;</text:span><text:span text:style-name="T8">/h2</text:span><text:span text:style-name="T3">&gt;</text:span><text:line-break/><text:line-break/><text:span text:style-name="T3">&lt;</text:span><text:span text:style-name="T8">p</text:span><text:span text:style-name="T14"> id</text:span><text:span text:style-name="T3">="demo"&gt;</text:span>A Paragraph<text:span text:style-name="T3">&lt;</text:span><text:span text:style-name="T8">/p</text:span><text:span text:style-name="T3">&gt;</text:span><text:line-break/><text:span text:style-name="T3">&lt;</text:span><text:span text:style-name="T8">button</text:span><text:span text:style-name="T14"> type</text:span><text:span text:style-name="T3">="button"</text:span><text:span text:style-name="T14"> onclick</text:span><text:span text:style-name="T3">="myFunction()"&gt;</text:span>Try it<text:span text:style-name="T3">&lt;</text:span><text:span text:style-name="T8">/button</text:span><text:span text:style-name="T3">&gt;</text:span></text:p>
      <text:p text:style-name="P6"><text:span text:style-name="T3">&lt;</text:span><text:span text:style-name="T8">/body</text:span><text:span text:style-name="T3">&gt;</text:span><text:line-break/><text:span text:style-name="T3">&lt;</text:span><text:span text:style-name="T8">/html</text:span><text:span text:style-name="T3">&gt;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9">EXTERNAL JAVASCRIPT</text:p>
      <text:p text:style-name="P9"><text:span text:style-name="T1">También podemos colocar JavaScript en archivos externos</text:span></text:p>
      <text:p text:style-name="P9"><text:span text:style-name="T1"/></text:p>
      <text:p text:style-name="P9"><text:span text:style-name="T1">Archivo externo: myScript.js<text:line-break/></text:span></text:p>
      <text:p text:style-name="Text_20_body">function myFunction() {<text:line-break/>  document.getElementById("demo").innerHTML = "Paragraph changed.";<text:line-break/>} </text:p>
      <text:p text:style-name="P11">Los scripts externos son prácticos cuando el código se reutiliza en muchas páginas web diferentes.</text:p>
      <text:p text:style-name="P11">Los archivos JavaScript tienen la extensión .js</text:p>
      <text:p text:style-name="P11">Para usar un script externo, poner el nombre del script en el atributo src de una etiqueta &lt;script&gt;</text:p>
      <text:p text:style-name="Text_20_body">&lt;script src="myScript.js"&gt;&lt;/script&gt; </text:p>
      <text:p text:style-name="Text_20_body"/>
      <text:p text:style-name="P11">Se pueden colocar referencias a scripts externos en &lt;head&gt; o &lt;body&gt; según deseemos.</text:p>
      <text:p text:style-name="P11">El script se comportará como si estuviera localizado exactamente donde hayamos puesto la etiqueta &lt;script&gt;</text:p>
      <text:p text:style-name="P11"/>
      <text:p text:style-name="P6"><text:soft-page-break/><text:span text:style-name="T3"/></text:p>
      <text:p text:style-name="Text_20_body"/>
      <text:p text:style-name="P8">VENTAJAS DE SCRIPTS EXTERNOS</text:p>
      <text:list text:style-name="L1">
        <text:list-item>
          <text:p text:style-name="P13"><text:span text:style-name="T2">Separa HTML y código.</text:span></text:p>
        </text:list-item>
        <text:list-item>
          <text:p text:style-name="P12"><text:span text:style-name="T1">Hace HTML y JavaScript más fácil de leer y mantener.</text:span></text:p>
        </text:list-item>
        <text:list-item>
          <text:p text:style-name="P12"><text:span text:style-name="T1">Archivos JavaScript guardados en caché mejoran la carga de las páginas.</text:span></text:p>
        </text:list-item>
      </text:list>
      <text:p text:style-name="P11"><text:span text:style-name="T1"/></text:p>
      <text:p text:style-name="P11"><text:span text:style-name="T1">Para añadir varios scripts a una sola página, podemos usar varias etiquetas script:</text:span></text:p>
      <text:p text:style-name="P11"><text:span text:style-name="T4">&lt;</text:span><text:span text:style-name="T1">script</text:span><text:span text:style-name="T15"> src</text:span><text:span text:style-name="T4">="myScript1.js"&gt;&lt;</text:span><text:span text:style-name="T1">/script</text:span><text:span text:style-name="T4">&gt;</text:span><text:span text:style-name="T1"><text:line-break/></text:span><text:span text:style-name="T4">&lt;</text:span><text:span text:style-name="T1">script</text:span><text:span text:style-name="T15"> src</text:span><text:span text:style-name="T4">="myScript2.js"&gt;&lt;</text:span><text:span text:style-name="T1">/script</text:span><text:span text:style-name="T4">&gt;</text:span><text:span text:style-name="T1"> </text:span></text:p>
      <text:p text:style-name="P11"><text:span text:style-name="T1"/></text:p>
      <text:p text:style-name="P9">REFERENCIAS EXTERNAS</text:p>
      <text:p text:style-name="P9"><text:span text:style-name="T1">Se puede referenciar un script de tres formas diferentes:</text:span></text:p>
      <text:p text:style-name="P9"><text:span text:style-name="T1"/></text:p>
      <text:list text:style-name="L2">
        <text:list-item>
          <text:p text:style-name="P10"><text:span text:style-name="T1">Con una URL completa (una dirección web entera)</text:span></text:p>
        </text:list-item>
        <text:list-item>
          <text:p text:style-name="P10"><text:span text:style-name="T1">Con una ruta de archivos (como /js/)</text:span></text:p>
        </text:list-item>
        <text:list-item>
          <text:p text:style-name="P10"><text:span text:style-name="T1">Sin ninguna ruta</text:span></text:p>
        </text:list-item>
      </text:list>
      <text:p text:style-name="P9"><text:span text:style-name="T1"/></text:p>
      <text:p text:style-name="P9"><text:span text:style-name="T1">Este ejemplo usa una </text:span>URL COMPLETA<text:span text:style-name="T1"> para enlazar a myScript.js</text:span></text:p>
      <text:p text:style-name="P9"><text:span text:style-name="T4">&lt;</text:span><text:span text:style-name="T1">script</text:span><text:span text:style-name="T15"> src</text:span><text:span text:style-name="T4">="https://www.w3schools.com/js/myScript.js"&gt;&lt;</text:span><text:span text:style-name="T1">/script</text:span><text:span text:style-name="T4">&gt;</text:span><text:span text:style-name="T1"> </text:span></text:p>
      <text:p text:style-name="P9"><text:span text:style-name="T1"/></text:p>
      <text:p text:style-name="P9"><text:span text:style-name="T1">Este ejemplo usa una </text:span>RUTA DE ARCHIVOS<text:span text:style-name="T1"> para enlazar a myScript.js:</text:span></text:p>
      <text:p text:style-name="P9"><text:span text:style-name="T4">&lt;</text:span><text:span text:style-name="T1">script</text:span><text:span text:style-name="T15"> src</text:span><text:span text:style-name="T4">="/js/myScript.js"&gt;&lt;</text:span><text:span text:style-name="T1">/script</text:span><text:span text:style-name="T4">&gt;</text:span></text:p>
      <text:p text:style-name="P9"><text:span text:style-name="T4"/></text:p>
      <text:p text:style-name="P11">Este ejemplo no usa rutas para enlazar a myScript.js:</text:p>
      <text:p text:style-name="P11"><text:span text:style-name="T3">&lt;</text:span>script<text:span text:style-name="T14"> src</text:span><text:span text:style-name="T3">="myScript.js"&gt;&lt;</text:span>/script<text:span text:style-name="T3">&gt;</text:span> </text:p>
      <text:p text:style-name="P11"/>
      <text:p text:style-name="P9"><text:span text:style-name="T1"/></text:p>
      <text:p text:style-name="P11"><text:span text:style-name="T1"/></text:p>
      <text:p text:style-name="P11"><text:span text:style-name="T1"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5:06:20.016000000</meta:creation-date>
    <dc:date>2024-02-23T15:38:53.395000000</dc:date>
    <meta:editing-duration>PT32M34S</meta:editing-duration>
    <meta:editing-cycles>1</meta:editing-cycles>
    <meta:document-statistic meta:table-count="0" meta:image-count="0" meta:object-count="0" meta:page-count="3" meta:paragraph-count="46" meta:word-count="369" meta:character-count="2748" meta:non-whitespace-character-count="2411"/>
    <meta:generator>LibreOffice/7.6.4.1$Windows_X86_64 LibreOffice_project/e19e193f88cd6c0525a17fb7a176ed8e6a3e2aa1</meta:generator>
  </office:meta>
</office:document-meta>
</file>